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formula="of:=&quot;frame=&quot; &amp; [.A4] &amp; &quot;,0,&quot; &amp; [.B4] &amp; &quot;,0,128,128,64,90&quot;" office:value-type="string" office:string-value="frame=0,0,0,0,128,128,64,90">
            <text:p>frame=0,0,0,0,128,128,64,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5] &amp; &quot;,0,&quot; &amp; [.B5] &amp; &quot;,0,128,128,64,90&quot;" office:value-type="string" office:string-value="frame=1,0,128,0,128,128,64,90">
            <text:p>frame=1,0,128,0,128,128,64,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6] &amp; &quot;,0,&quot; &amp; [.B6] &amp; &quot;,0,128,128,64,90&quot;" office:value-type="string" office:string-value="frame=2,0,256,0,128,128,64,90">
            <text:p>frame=2,0,256,0,128,128,64,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7] &amp; &quot;,0,&quot; &amp; [.B7] &amp; &quot;,0,128,128,64,90&quot;" office:value-type="string" office:string-value="frame=3,0,384,0,128,128,64,90">
            <text:p>frame=3,0,384,0,128,128,64,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8] &amp; &quot;,0,&quot; &amp; [.B8] &amp; &quot;,0,128,128,64,90&quot;" office:value-type="string" office:string-value="frame=4,0,512,0,128,128,64,90">
            <text:p>frame=4,0,512,0,128,128,64,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9] &amp; &quot;,0,&quot; &amp; [.B9] &amp; &quot;,0,128,128,64,90&quot;" office:value-type="string" office:string-value="frame=5,0,640,0,128,128,64,90">
            <text:p>frame=5,0,640,0,128,128,64,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10] &amp; &quot;,0,&quot; &amp; [.B10] &amp; &quot;,0,128,128,64,90&quot;" office:value-type="string" office:string-value="frame=6,0,768,0,128,128,64,90">
            <text:p>frame=6,0,768,0,128,128,64,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11] &amp; &quot;,0,&quot; &amp; [.B11] &amp; &quot;,0,128,128,64,90&quot;" office:value-type="string" office:string-value="frame=7,0,896,0,128,128,64,90">
            <text:p>frame=7,0,896,0,128,128,64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12] &amp; &quot;,0,&quot; &amp; [.B12] &amp; &quot;,0,128,128,64,90&quot;" office:value-type="string" office:string-value="frame=8,0,1024,0,128,128,64,90">
            <text:p>frame=8,0,1024,0,128,128,64,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13] &amp; &quot;,0,&quot; &amp; [.B13] &amp; &quot;,0,128,128,64,90&quot;" office:value-type="string" office:string-value="frame=9,0,1152,0,128,128,64,90">
            <text:p>frame=9,0,1152,0,128,128,64,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14] &amp; &quot;,0,&quot; &amp; [.B14] &amp; &quot;,0,128,128,64,90&quot;" office:value-type="string" office:string-value="frame=10,0,1280,0,128,128,64,90">
            <text:p>frame=10,0,1280,0,128,128,64,9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15] &amp; &quot;,0,&quot; &amp; [.B15] &amp; &quot;,0,128,128,64,90&quot;" office:value-type="string" office:string-value="frame=11,0,1408,0,128,128,64,90">
            <text:p>frame=11,0,1408,0,128,128,64,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16] &amp; &quot;,0,&quot; &amp; [.B16] &amp; &quot;,0,128,128,64,90&quot;" office:value-type="string" office:string-value="frame=12,0,1536,0,128,128,64,90">
            <text:p>frame=12,0,1536,0,128,128,64,9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17] &amp; &quot;,0,&quot; &amp; [.B17] &amp; &quot;,0,128,128,64,90&quot;" office:value-type="string" office:string-value="frame=13,0,1664,0,128,128,64,90">
            <text:p>frame=13,0,1664,0,128,128,64,9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18] &amp; &quot;,0,&quot; &amp; [.B18] &amp; &quot;,0,128,128,64,90&quot;" office:value-type="string" office:string-value="frame=14,0,1792,0,128,128,64,90">
            <text:p>frame=14,0,1792,0,128,128,64,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19] &amp; &quot;,0,&quot; &amp; [.B19] &amp; &quot;,0,128,128,64,90&quot;" office:value-type="string" office:string-value="frame=15,0,1920,0,128,128,64,90">
            <text:p>frame=15,0,1920,0,128,128,64,9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20] &amp; &quot;,0,&quot; &amp; [.B20] &amp; &quot;,0,128,128,64,90&quot;" office:value-type="string" office:string-value="frame=16,0,2048,0,128,128,64,90">
            <text:p>frame=16,0,2048,0,128,128,64,9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21] &amp; &quot;,0,&quot; &amp; [.B21] &amp; &quot;,0,128,128,64,90&quot;" office:value-type="string" office:string-value="frame=17,0,2176,0,128,128,64,90">
            <text:p>frame=17,0,2176,0,128,128,64,9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22] &amp; &quot;,0,&quot; &amp; [.B22] &amp; &quot;,0,128,128,64,90&quot;" office:value-type="string" office:string-value="frame=18,0,2304,0,128,128,64,90">
            <text:p>frame=18,0,2304,0,128,128,64,9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23] &amp; &quot;,0,&quot; &amp; [.B23] &amp; &quot;,0,128,128,64,90&quot;" office:value-type="string" office:string-value="frame=19,0,2432,0,128,128,64,90">
            <text:p>frame=19,0,2432,0,128,128,64,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24] &amp; &quot;,0,&quot; &amp; [.B24] &amp; &quot;,0,128,128,64,90&quot;" office:value-type="string" office:string-value="frame=20,0,2560,0,128,128,64,90">
            <text:p>frame=20,0,2560,0,128,128,64,9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88">
            <text:p>2688</text:p>
          </table:table-cell>
          <table:table-cell/>
          <table:table-cell table:formula="of:=&quot;frame=&quot; &amp; [.A25] &amp; &quot;,0,&quot; &amp; [.B25] &amp; &quot;,0,128,128,64,90&quot;" office:value-type="string" office:string-value="frame=21,0,2688,0,128,128,64,90">
            <text:p>frame=21,0,2688,0,128,128,64,9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26] &amp; &quot;,0,&quot; &amp; [.B26] &amp; &quot;,0,128,128,64,90&quot;" office:value-type="string" office:string-value="frame=22,0,2560,0,128,128,64,90">
            <text:p>frame=22,0,2560,0,128,128,64,9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27] &amp; &quot;,0,&quot; &amp; [.B27] &amp; &quot;,0,128,128,64,90&quot;" office:value-type="string" office:string-value="frame=23,0,2432,0,128,128,64,90">
            <text:p>frame=23,0,2432,0,128,128,64,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28] &amp; &quot;,0,&quot; &amp; [.B28] &amp; &quot;,0,128,128,64,90&quot;" office:value-type="string" office:string-value="frame=24,0,2304,0,128,128,64,90">
            <text:p>frame=24,0,2304,0,128,128,64,9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29] &amp; &quot;,0,&quot; &amp; [.B29] &amp; &quot;,0,128,128,64,90&quot;" office:value-type="string" office:string-value="frame=25,0,2176,0,128,128,64,90">
            <text:p>frame=25,0,2176,0,128,128,64,9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30] &amp; &quot;,0,&quot; &amp; [.B30] &amp; &quot;,0,128,128,64,90&quot;" office:value-type="string" office:string-value="frame=26,0,2048,0,128,128,64,90">
            <text:p>frame=26,0,2048,0,128,128,64,9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31] &amp; &quot;,0,&quot; &amp; [.B31] &amp; &quot;,0,128,128,64,90&quot;" office:value-type="string" office:string-value="frame=27,0,1920,0,128,128,64,90">
            <text:p>frame=27,0,1920,0,128,128,64,9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32] &amp; &quot;,0,&quot; &amp; [.B32] &amp; &quot;,0,128,128,64,90&quot;" office:value-type="string" office:string-value="frame=28,0,1792,0,128,128,64,90">
            <text:p>frame=28,0,1792,0,128,128,64,9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33] &amp; &quot;,0,&quot; &amp; [.B33] &amp; &quot;,0,128,128,64,90&quot;" office:value-type="string" office:string-value="frame=29,0,1664,0,128,128,64,90">
            <text:p>frame=29,0,1664,0,128,128,64,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34] &amp; &quot;,0,&quot; &amp; [.B34] &amp; &quot;,0,128,128,64,90&quot;" office:value-type="string" office:string-value="frame=30,0,1536,0,128,128,64,90">
            <text:p>frame=30,0,1536,0,128,128,64,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35] &amp; &quot;,0,&quot; &amp; [.B35] &amp; &quot;,0,128,128,64,90&quot;" office:value-type="string" office:string-value="frame=31,0,1408,0,128,128,64,90">
            <text:p>frame=31,0,1408,0,128,128,64,9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36] &amp; &quot;,0,&quot; &amp; [.B36] &amp; &quot;,0,128,128,64,90&quot;" office:value-type="string" office:string-value="frame=32,0,1280,0,128,128,64,90">
            <text:p>frame=32,0,1280,0,128,128,64,9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37] &amp; &quot;,0,&quot; &amp; [.B37] &amp; &quot;,0,128,128,64,90&quot;" office:value-type="string" office:string-value="frame=33,0,1152,0,128,128,64,90">
            <text:p>frame=33,0,1152,0,128,128,64,9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38] &amp; &quot;,0,&quot; &amp; [.B38] &amp; &quot;,0,128,128,64,90&quot;" office:value-type="string" office:string-value="frame=34,0,1024,0,128,128,64,90">
            <text:p>frame=34,0,1024,0,128,128,64,9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39] &amp; &quot;,0,&quot; &amp; [.B39] &amp; &quot;,0,128,128,64,90&quot;" office:value-type="string" office:string-value="frame=35,0,896,0,128,128,64,90">
            <text:p>frame=35,0,896,0,128,128,64,9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40] &amp; &quot;,0,&quot; &amp; [.B40] &amp; &quot;,0,128,128,64,90&quot;" office:value-type="string" office:string-value="frame=36,0,768,0,128,128,64,90">
            <text:p>frame=36,0,768,0,128,128,64,9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41] &amp; &quot;,0,&quot; &amp; [.B41] &amp; &quot;,0,128,128,64,90&quot;" office:value-type="string" office:string-value="frame=37,0,640,0,128,128,64,90">
            <text:p>frame=37,0,640,0,128,128,64,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42] &amp; &quot;,0,&quot; &amp; [.B42] &amp; &quot;,0,128,128,64,90&quot;" office:value-type="string" office:string-value="frame=38,0,512,0,128,128,64,90">
            <text:p>frame=38,0,512,0,128,128,64,9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43] &amp; &quot;,0,&quot; &amp; [.B43] &amp; &quot;,0,128,128,64,90&quot;" office:value-type="string" office:string-value="frame=39,0,384,0,128,128,64,90">
            <text:p>frame=39,0,384,0,128,128,64,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44] &amp; &quot;,0,&quot; &amp; [.B44] &amp; &quot;,0,128,128,64,90&quot;" office:value-type="string" office:string-value="frame=40,0,256,0,128,128,64,90">
            <text:p>frame=40,0,256,0,128,128,64,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45] &amp; &quot;,0,&quot; &amp; [.B45] &amp; &quot;,0,128,128,64,90&quot;" office:value-type="string" office:string-value="frame=41,0,128,0,128,128,64,90">
            <text:p>frame=41,0,128,0,128,128,64,9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&quot;frame=&quot; &amp; [.A46] &amp; &quot;,0,&quot; &amp; [.B46] &amp; &quot;,0,128,128,64,90&quot;" office:value-type="string" office:string-value="frame=42,0,0,0,128,128,64,90">
            <text:p>frame=42,0,0,0,128,128,64,9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47] &amp; &quot;,0,&quot; &amp; [.B47] &amp; &quot;,0,128,128,64,90&quot;" office:value-type="string" office:string-value="frame=43,0,128,0,128,128,64,90">
            <text:p>frame=43,0,128,0,128,128,64,9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48] &amp; &quot;,0,&quot; &amp; [.B48] &amp; &quot;,0,128,128,64,90&quot;" office:value-type="string" office:string-value="frame=44,0,256,0,128,128,64,90">
            <text:p>frame=44,0,256,0,128,128,64,9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49] &amp; &quot;,0,&quot; &amp; [.B49] &amp; &quot;,0,128,128,64,90&quot;" office:value-type="string" office:string-value="frame=45,0,384,0,128,128,64,90">
            <text:p>frame=45,0,384,0,128,128,64,9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50] &amp; &quot;,0,&quot; &amp; [.B50] &amp; &quot;,0,128,128,64,90&quot;" office:value-type="string" office:string-value="frame=46,0,512,0,128,128,64,90">
            <text:p>frame=46,0,512,0,128,128,64,9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51] &amp; &quot;,0,&quot; &amp; [.B51] &amp; &quot;,0,128,128,64,90&quot;" office:value-type="string" office:string-value="frame=47,0,640,0,128,128,64,90">
            <text:p>frame=47,0,640,0,128,128,64,9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52] &amp; &quot;,0,&quot; &amp; [.B52] &amp; &quot;,0,128,128,64,90&quot;" office:value-type="string" office:string-value="frame=48,0,768,0,128,128,64,90">
            <text:p>frame=48,0,768,0,128,128,64,9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53] &amp; &quot;,0,&quot; &amp; [.B53] &amp; &quot;,0,128,128,64,90&quot;" office:value-type="string" office:string-value="frame=49,0,896,0,128,128,64,90">
            <text:p>frame=49,0,896,0,128,128,64,9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54] &amp; &quot;,0,&quot; &amp; [.B54] &amp; &quot;,0,128,128,64,90&quot;" office:value-type="string" office:string-value="frame=50,0,1024,0,128,128,64,90">
            <text:p>frame=50,0,1024,0,128,128,64,9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55] &amp; &quot;,0,&quot; &amp; [.B55] &amp; &quot;,0,128,128,64,90&quot;" office:value-type="string" office:string-value="frame=51,0,1152,0,128,128,64,90">
            <text:p>frame=51,0,1152,0,128,128,64,9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56] &amp; &quot;,0,&quot; &amp; [.B56] &amp; &quot;,0,128,128,64,90&quot;" office:value-type="string" office:string-value="frame=52,0,1280,0,128,128,64,90">
            <text:p>frame=52,0,1280,0,128,128,64,9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57] &amp; &quot;,0,&quot; &amp; [.B57] &amp; &quot;,0,128,128,64,90&quot;" office:value-type="string" office:string-value="frame=53,0,1408,0,128,128,64,90">
            <text:p>frame=53,0,1408,0,128,128,64,9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58] &amp; &quot;,0,&quot; &amp; [.B58] &amp; &quot;,0,128,128,64,90&quot;" office:value-type="string" office:string-value="frame=54,0,1536,0,128,128,64,90">
            <text:p>frame=54,0,1536,0,128,128,64,9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59] &amp; &quot;,0,&quot; &amp; [.B59] &amp; &quot;,0,128,128,64,90&quot;" office:value-type="string" office:string-value="frame=55,0,1664,0,128,128,64,90">
            <text:p>frame=55,0,1664,0,128,128,64,9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60] &amp; &quot;,0,&quot; &amp; [.B60] &amp; &quot;,0,128,128,64,90&quot;" office:value-type="string" office:string-value="frame=56,0,1792,0,128,128,64,90">
            <text:p>frame=56,0,1792,0,128,128,64,9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61] &amp; &quot;,0,&quot; &amp; [.B61] &amp; &quot;,0,128,128,64,90&quot;" office:value-type="string" office:string-value="frame=57,0,1920,0,128,128,64,90">
            <text:p>frame=57,0,1920,0,128,128,64,9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62] &amp; &quot;,0,&quot; &amp; [.B62] &amp; &quot;,0,128,128,64,90&quot;" office:value-type="string" office:string-value="frame=58,0,2048,0,128,128,64,90">
            <text:p>frame=58,0,2048,0,128,128,64,9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63] &amp; &quot;,0,&quot; &amp; [.B63] &amp; &quot;,0,128,128,64,90&quot;" office:value-type="string" office:string-value="frame=59,0,2176,0,128,128,64,90">
            <text:p>frame=59,0,2176,0,128,128,64,9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64] &amp; &quot;,0,&quot; &amp; [.B64] &amp; &quot;,0,128,128,64,90&quot;" office:value-type="string" office:string-value="frame=60,0,2304,0,128,128,64,90">
            <text:p>frame=60,0,2304,0,128,128,64,9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65] &amp; &quot;,0,&quot; &amp; [.B65] &amp; &quot;,0,128,128,64,90&quot;" office:value-type="string" office:string-value="frame=61,0,2432,0,128,128,64,90">
            <text:p>frame=61,0,2432,0,128,128,64,9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66] &amp; &quot;,0,&quot; &amp; [.B66] &amp; &quot;,0,128,128,64,90&quot;" office:value-type="string" office:string-value="frame=62,0,2560,0,128,128,64,90">
            <text:p>frame=62,0,2560,0,128,128,64,9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688">
            <text:p>2688</text:p>
          </table:table-cell>
          <table:table-cell/>
          <table:table-cell table:formula="of:=&quot;frame=&quot; &amp; [.A67] &amp; &quot;,0,&quot; &amp; [.B67] &amp; &quot;,0,128,128,64,90&quot;" office:value-type="string" office:string-value="frame=63,0,2688,0,128,128,64,90">
            <text:p>frame=63,0,2688,0,128,128,64,9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68] &amp; &quot;,0,&quot; &amp; [.B68] &amp; &quot;,0,128,128,64,90&quot;" office:value-type="string" office:string-value="frame=64,0,2560,0,128,128,64,90">
            <text:p>frame=64,0,2560,0,128,128,64,9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69] &amp; &quot;,0,&quot; &amp; [.B69] &amp; &quot;,0,128,128,64,90&quot;" office:value-type="string" office:string-value="frame=65,0,2432,0,128,128,64,90">
            <text:p>frame=65,0,2432,0,128,128,64,9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70] &amp; &quot;,0,&quot; &amp; [.B70] &amp; &quot;,0,128,128,64,90&quot;" office:value-type="string" office:string-value="frame=66,0,2304,0,128,128,64,90">
            <text:p>frame=66,0,2304,0,128,128,64,9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71] &amp; &quot;,0,&quot; &amp; [.B71] &amp; &quot;,0,128,128,64,90&quot;" office:value-type="string" office:string-value="frame=67,0,2176,0,128,128,64,90">
            <text:p>frame=67,0,2176,0,128,128,64,9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72] &amp; &quot;,0,&quot; &amp; [.B72] &amp; &quot;,0,128,128,64,90&quot;" office:value-type="string" office:string-value="frame=68,0,2048,0,128,128,64,90">
            <text:p>frame=68,0,2048,0,128,128,64,9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73] &amp; &quot;,0,&quot; &amp; [.B73] &amp; &quot;,0,128,128,64,90&quot;" office:value-type="string" office:string-value="frame=69,0,1920,0,128,128,64,90">
            <text:p>frame=69,0,1920,0,128,128,64,9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74] &amp; &quot;,0,&quot; &amp; [.B74] &amp; &quot;,0,128,128,64,90&quot;" office:value-type="string" office:string-value="frame=70,0,1792,0,128,128,64,90">
            <text:p>frame=70,0,1792,0,128,128,64,9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75] &amp; &quot;,0,&quot; &amp; [.B75] &amp; &quot;,0,128,128,64,90&quot;" office:value-type="string" office:string-value="frame=71,0,1664,0,128,128,64,90">
            <text:p>frame=71,0,1664,0,128,128,64,9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76] &amp; &quot;,0,&quot; &amp; [.B76] &amp; &quot;,0,128,128,64,90&quot;" office:value-type="string" office:string-value="frame=72,0,1536,0,128,128,64,90">
            <text:p>frame=72,0,1536,0,128,128,64,9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77] &amp; &quot;,0,&quot; &amp; [.B77] &amp; &quot;,0,128,128,64,90&quot;" office:value-type="string" office:string-value="frame=73,0,1408,0,128,128,64,90">
            <text:p>frame=73,0,1408,0,128,128,64,9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78] &amp; &quot;,0,&quot; &amp; [.B78] &amp; &quot;,0,128,128,64,90&quot;" office:value-type="string" office:string-value="frame=74,0,1280,0,128,128,64,90">
            <text:p>frame=74,0,1280,0,128,128,64,9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79] &amp; &quot;,0,&quot; &amp; [.B79] &amp; &quot;,0,128,128,64,90&quot;" office:value-type="string" office:string-value="frame=75,0,1152,0,128,128,64,90">
            <text:p>frame=75,0,1152,0,128,128,64,9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80] &amp; &quot;,0,&quot; &amp; [.B80] &amp; &quot;,0,128,128,64,90&quot;" office:value-type="string" office:string-value="frame=76,0,1024,0,128,128,64,90">
            <text:p>frame=76,0,1024,0,128,128,64,9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81] &amp; &quot;,0,&quot; &amp; [.B81] &amp; &quot;,0,128,128,64,90&quot;" office:value-type="string" office:string-value="frame=77,0,896,0,128,128,64,90">
            <text:p>frame=77,0,896,0,128,128,64,9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82] &amp; &quot;,0,&quot; &amp; [.B82] &amp; &quot;,0,128,128,64,90&quot;" office:value-type="string" office:string-value="frame=78,0,768,0,128,128,64,90">
            <text:p>frame=78,0,768,0,128,128,64,9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83] &amp; &quot;,0,&quot; &amp; [.B83] &amp; &quot;,0,128,128,64,90&quot;" office:value-type="string" office:string-value="frame=79,0,640,0,128,128,64,90">
            <text:p>frame=79,0,640,0,128,128,64,9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84] &amp; &quot;,0,&quot; &amp; [.B84] &amp; &quot;,0,128,128,64,90&quot;" office:value-type="string" office:string-value="frame=80,0,512,0,128,128,64,90">
            <text:p>frame=80,0,512,0,128,128,64,9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85] &amp; &quot;,0,&quot; &amp; [.B85] &amp; &quot;,0,128,128,64,90&quot;" office:value-type="string" office:string-value="frame=81,0,384,0,128,128,64,90">
            <text:p>frame=81,0,384,0,128,128,64,9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86] &amp; &quot;,0,&quot; &amp; [.B86] &amp; &quot;,0,128,128,64,90&quot;" office:value-type="string" office:string-value="frame=82,0,256,0,128,128,64,90">
            <text:p>frame=82,0,256,0,128,128,64,9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87] &amp; &quot;,0,&quot; &amp; [.B87] &amp; &quot;,0,128,128,64,90&quot;" office:value-type="string" office:string-value="frame=83,0,128,0,128,128,64,90">
            <text:p>frame=83,0,128,0,128,128,64,9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/>
          <table:table-cell table:formula="of:=&quot;frame=&quot; &amp; [.A88] &amp; &quot;,0,&quot; &amp; [.B88] &amp; &quot;,0,128,128,64,90&quot;" office:value-type="string" office:string-value="frame=84,0,0,0,128,128,64,90">
            <text:p>frame=84,0,0,0,128,128,64,9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89] &amp; &quot;,0,&quot; &amp; [.B89] &amp; &quot;,0,128,128,64,90&quot;" office:value-type="string" office:string-value="frame=85,0,128,0,128,128,64,90">
            <text:p>frame=85,0,128,0,128,128,64,9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90] &amp; &quot;,0,&quot; &amp; [.B90] &amp; &quot;,0,128,128,64,90&quot;" office:value-type="string" office:string-value="frame=86,0,256,0,128,128,64,90">
            <text:p>frame=86,0,256,0,128,128,64,9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91] &amp; &quot;,0,&quot; &amp; [.B91] &amp; &quot;,0,128,128,64,90&quot;" office:value-type="string" office:string-value="frame=87,0,384,0,128,128,64,90">
            <text:p>frame=87,0,384,0,128,128,64,9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92] &amp; &quot;,0,&quot; &amp; [.B92] &amp; &quot;,0,128,128,64,90&quot;" office:value-type="string" office:string-value="frame=88,0,512,0,128,128,64,90">
            <text:p>frame=88,0,512,0,128,128,64,9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93] &amp; &quot;,0,&quot; &amp; [.B93] &amp; &quot;,0,128,128,64,90&quot;" office:value-type="string" office:string-value="frame=89,0,640,0,128,128,64,90">
            <text:p>frame=89,0,640,0,128,128,64,9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94] &amp; &quot;,0,&quot; &amp; [.B94] &amp; &quot;,0,128,128,64,90&quot;" office:value-type="string" office:string-value="frame=90,0,768,0,128,128,64,90">
            <text:p>frame=90,0,768,0,128,128,64,9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95] &amp; &quot;,0,&quot; &amp; [.B95] &amp; &quot;,0,128,128,64,90&quot;" office:value-type="string" office:string-value="frame=91,0,896,0,128,128,64,90">
            <text:p>frame=91,0,896,0,128,128,64,9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96] &amp; &quot;,0,&quot; &amp; [.B96] &amp; &quot;,0,128,128,64,90&quot;" office:value-type="string" office:string-value="frame=92,0,1024,0,128,128,64,90">
            <text:p>frame=92,0,1024,0,128,128,64,9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97] &amp; &quot;,0,&quot; &amp; [.B97] &amp; &quot;,0,128,128,64,90&quot;" office:value-type="string" office:string-value="frame=93,0,1152,0,128,128,64,90">
            <text:p>frame=93,0,1152,0,128,128,64,9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98] &amp; &quot;,0,&quot; &amp; [.B98] &amp; &quot;,0,128,128,64,90&quot;" office:value-type="string" office:string-value="frame=94,0,1280,0,128,128,64,90">
            <text:p>frame=94,0,1280,0,128,128,64,9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99] &amp; &quot;,0,&quot; &amp; [.B99] &amp; &quot;,0,128,128,64,90&quot;" office:value-type="string" office:string-value="frame=95,0,1408,0,128,128,64,90">
            <text:p>frame=95,0,1408,0,128,128,64,9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100] &amp; &quot;,0,&quot; &amp; [.B100] &amp; &quot;,0,128,128,64,90&quot;" office:value-type="string" office:string-value="frame=96,0,1536,0,128,128,64,90">
            <text:p>frame=96,0,1536,0,128,128,64,9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101] &amp; &quot;,0,&quot; &amp; [.B101] &amp; &quot;,0,128,128,64,90&quot;" office:value-type="string" office:string-value="frame=97,0,1664,0,128,128,64,90">
            <text:p>frame=97,0,1664,0,128,128,64,9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102] &amp; &quot;,0,&quot; &amp; [.B102] &amp; &quot;,0,128,128,64,90&quot;" office:value-type="string" office:string-value="frame=98,0,1792,0,128,128,64,90">
            <text:p>frame=98,0,1792,0,128,128,64,9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103] &amp; &quot;,0,&quot; &amp; [.B103] &amp; &quot;,0,128,128,64,90&quot;" office:value-type="string" office:string-value="frame=99,0,1920,0,128,128,64,90">
            <text:p>frame=99,0,1920,0,128,128,64,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104] &amp; &quot;,0,&quot; &amp; [.B104] &amp; &quot;,0,128,128,64,90&quot;" office:value-type="string" office:string-value="frame=100,0,2048,0,128,128,64,90">
            <text:p>frame=100,0,2048,0,128,128,64,9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105] &amp; &quot;,0,&quot; &amp; [.B105] &amp; &quot;,0,128,128,64,90&quot;" office:value-type="string" office:string-value="frame=101,0,2176,0,128,128,64,90">
            <text:p>frame=101,0,2176,0,128,128,64,9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106] &amp; &quot;,0,&quot; &amp; [.B106] &amp; &quot;,0,128,128,64,90&quot;" office:value-type="string" office:string-value="frame=102,0,2304,0,128,128,64,90">
            <text:p>frame=102,0,2304,0,128,128,64,9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107] &amp; &quot;,0,&quot; &amp; [.B107] &amp; &quot;,0,128,128,64,90&quot;" office:value-type="string" office:string-value="frame=103,0,2432,0,128,128,64,90">
            <text:p>frame=103,0,2432,0,128,128,64,9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108] &amp; &quot;,0,&quot; &amp; [.B108] &amp; &quot;,0,128,128,64,90&quot;" office:value-type="string" office:string-value="frame=104,0,2560,0,128,128,64,90">
            <text:p>frame=104,0,2560,0,128,128,64,9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88">
            <text:p>2688</text:p>
          </table:table-cell>
          <table:table-cell/>
          <table:table-cell table:formula="of:=&quot;frame=&quot; &amp; [.A109] &amp; &quot;,0,&quot; &amp; [.B109] &amp; &quot;,0,128,128,64,90&quot;" office:value-type="string" office:string-value="frame=105,0,2688,0,128,128,64,90">
            <text:p>frame=105,0,2688,0,128,128,64,9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110] &amp; &quot;,0,&quot; &amp; [.B110] &amp; &quot;,0,128,128,64,90&quot;" office:value-type="string" office:string-value="frame=106,0,2560,0,128,128,64,90">
            <text:p>frame=106,0,2560,0,128,128,64,9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111] &amp; &quot;,0,&quot; &amp; [.B111] &amp; &quot;,0,128,128,64,90&quot;" office:value-type="string" office:string-value="frame=107,0,2432,0,128,128,64,90">
            <text:p>frame=107,0,2432,0,128,128,64,9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112] &amp; &quot;,0,&quot; &amp; [.B112] &amp; &quot;,0,128,128,64,90&quot;" office:value-type="string" office:string-value="frame=108,0,2304,0,128,128,64,90">
            <text:p>frame=108,0,2304,0,128,128,64,9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113] &amp; &quot;,0,&quot; &amp; [.B113] &amp; &quot;,0,128,128,64,90&quot;" office:value-type="string" office:string-value="frame=109,0,2176,0,128,128,64,90">
            <text:p>frame=109,0,2176,0,128,128,64,9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114] &amp; &quot;,0,&quot; &amp; [.B114] &amp; &quot;,0,128,128,64,90&quot;" office:value-type="string" office:string-value="frame=110,0,2048,0,128,128,64,90">
            <text:p>frame=110,0,2048,0,128,128,64,9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115] &amp; &quot;,0,&quot; &amp; [.B115] &amp; &quot;,0,128,128,64,90&quot;" office:value-type="string" office:string-value="frame=111,0,1920,0,128,128,64,90">
            <text:p>frame=111,0,1920,0,128,128,64,9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116] &amp; &quot;,0,&quot; &amp; [.B116] &amp; &quot;,0,128,128,64,90&quot;" office:value-type="string" office:string-value="frame=112,0,1792,0,128,128,64,90">
            <text:p>frame=112,0,1792,0,128,128,64,9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117] &amp; &quot;,0,&quot; &amp; [.B117] &amp; &quot;,0,128,128,64,90&quot;" office:value-type="string" office:string-value="frame=113,0,1664,0,128,128,64,90">
            <text:p>frame=113,0,1664,0,128,128,64,9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118] &amp; &quot;,0,&quot; &amp; [.B118] &amp; &quot;,0,128,128,64,90&quot;" office:value-type="string" office:string-value="frame=114,0,1536,0,128,128,64,90">
            <text:p>frame=114,0,1536,0,128,128,64,9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119] &amp; &quot;,0,&quot; &amp; [.B119] &amp; &quot;,0,128,128,64,90&quot;" office:value-type="string" office:string-value="frame=115,0,1408,0,128,128,64,90">
            <text:p>frame=115,0,1408,0,128,128,64,9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120] &amp; &quot;,0,&quot; &amp; [.B120] &amp; &quot;,0,128,128,64,90&quot;" office:value-type="string" office:string-value="frame=116,0,1280,0,128,128,64,90">
            <text:p>frame=116,0,1280,0,128,128,64,9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121] &amp; &quot;,0,&quot; &amp; [.B121] &amp; &quot;,0,128,128,64,90&quot;" office:value-type="string" office:string-value="frame=117,0,1152,0,128,128,64,90">
            <text:p>frame=117,0,1152,0,128,128,64,9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122] &amp; &quot;,0,&quot; &amp; [.B122] &amp; &quot;,0,128,128,64,90&quot;" office:value-type="string" office:string-value="frame=118,0,1024,0,128,128,64,90">
            <text:p>frame=118,0,1024,0,128,128,64,9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123] &amp; &quot;,0,&quot; &amp; [.B123] &amp; &quot;,0,128,128,64,90&quot;" office:value-type="string" office:string-value="frame=119,0,896,0,128,128,64,90">
            <text:p>frame=119,0,896,0,128,128,64,9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124] &amp; &quot;,0,&quot; &amp; [.B124] &amp; &quot;,0,128,128,64,90&quot;" office:value-type="string" office:string-value="frame=120,0,768,0,128,128,64,90">
            <text:p>frame=120,0,768,0,128,128,64,9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125] &amp; &quot;,0,&quot; &amp; [.B125] &amp; &quot;,0,128,128,64,90&quot;" office:value-type="string" office:string-value="frame=121,0,640,0,128,128,64,90">
            <text:p>frame=121,0,640,0,128,128,64,9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126] &amp; &quot;,0,&quot; &amp; [.B126] &amp; &quot;,0,128,128,64,90&quot;" office:value-type="string" office:string-value="frame=122,0,512,0,128,128,64,90">
            <text:p>frame=122,0,512,0,128,128,64,9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127] &amp; &quot;,0,&quot; &amp; [.B127] &amp; &quot;,0,128,128,64,90&quot;" office:value-type="string" office:string-value="frame=123,0,384,0,128,128,64,90">
            <text:p>frame=123,0,384,0,128,128,64,9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128] &amp; &quot;,0,&quot; &amp; [.B128] &amp; &quot;,0,128,128,64,90&quot;" office:value-type="string" office:string-value="frame=124,0,256,0,128,128,64,90">
            <text:p>frame=124,0,256,0,128,128,64,9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129] &amp; &quot;,0,&quot; &amp; [.B129] &amp; &quot;,0,128,128,64,90&quot;" office:value-type="string" office:string-value="frame=125,0,128,0,128,128,64,90">
            <text:p>frame=125,0,128,0,128,128,64,9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/>
          <table:table-cell table:formula="of:=&quot;frame=&quot; &amp; [.A130] &amp; &quot;,0,&quot; &amp; [.B130] &amp; &quot;,0,128,128,64,90&quot;" office:value-type="string" office:string-value="frame=126,0,0,0,128,128,64,90">
            <text:p>frame=126,0,0,0,128,128,64,9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/>
          <table:table-cell table:formula="of:=&quot;frame=&quot; &amp; [.A131] &amp; &quot;,0,&quot; &amp; [.B131] &amp; &quot;,0,128,128,64,90&quot;" office:value-type="string" office:string-value="frame=127,0,128,0,128,128,64,90">
            <text:p>frame=127,0,128,0,128,128,64,9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/>
          <table:table-cell table:formula="of:=&quot;frame=&quot; &amp; [.A132] &amp; &quot;,0,&quot; &amp; [.B132] &amp; &quot;,0,128,128,64,90&quot;" office:value-type="string" office:string-value="frame=128,0,256,0,128,128,64,90">
            <text:p>frame=128,0,256,0,128,128,64,9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84">
            <text:p>384</text:p>
          </table:table-cell>
          <table:table-cell/>
          <table:table-cell table:formula="of:=&quot;frame=&quot; &amp; [.A133] &amp; &quot;,0,&quot; &amp; [.B133] &amp; &quot;,0,128,128,64,90&quot;" office:value-type="string" office:string-value="frame=129,0,384,0,128,128,64,90">
            <text:p>frame=129,0,384,0,128,128,64,9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12">
            <text:p>512</text:p>
          </table:table-cell>
          <table:table-cell/>
          <table:table-cell table:formula="of:=&quot;frame=&quot; &amp; [.A134] &amp; &quot;,0,&quot; &amp; [.B134] &amp; &quot;,0,128,128,64,90&quot;" office:value-type="string" office:string-value="frame=130,0,512,0,128,128,64,90">
            <text:p>frame=130,0,512,0,128,128,64,9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40">
            <text:p>640</text:p>
          </table:table-cell>
          <table:table-cell/>
          <table:table-cell table:formula="of:=&quot;frame=&quot; &amp; [.A135] &amp; &quot;,0,&quot; &amp; [.B135] &amp; &quot;,0,128,128,64,90&quot;" office:value-type="string" office:string-value="frame=131,0,640,0,128,128,64,90">
            <text:p>frame=131,0,640,0,128,128,64,9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68">
            <text:p>768</text:p>
          </table:table-cell>
          <table:table-cell/>
          <table:table-cell table:formula="of:=&quot;frame=&quot; &amp; [.A136] &amp; &quot;,0,&quot; &amp; [.B136] &amp; &quot;,0,128,128,64,90&quot;" office:value-type="string" office:string-value="frame=132,0,768,0,128,128,64,90">
            <text:p>frame=132,0,768,0,128,128,64,9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896">
            <text:p>896</text:p>
          </table:table-cell>
          <table:table-cell/>
          <table:table-cell table:formula="of:=&quot;frame=&quot; &amp; [.A137] &amp; &quot;,0,&quot; &amp; [.B137] &amp; &quot;,0,128,128,64,90&quot;" office:value-type="string" office:string-value="frame=133,0,896,0,128,128,64,90">
            <text:p>frame=133,0,896,0,128,128,64,9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24">
            <text:p>1024</text:p>
          </table:table-cell>
          <table:table-cell/>
          <table:table-cell table:formula="of:=&quot;frame=&quot; &amp; [.A138] &amp; &quot;,0,&quot; &amp; [.B138] &amp; &quot;,0,128,128,64,90&quot;" office:value-type="string" office:string-value="frame=134,0,1024,0,128,128,64,90">
            <text:p>frame=134,0,1024,0,128,128,64,9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52">
            <text:p>1152</text:p>
          </table:table-cell>
          <table:table-cell/>
          <table:table-cell table:formula="of:=&quot;frame=&quot; &amp; [.A139] &amp; &quot;,0,&quot; &amp; [.B139] &amp; &quot;,0,128,128,64,90&quot;" office:value-type="string" office:string-value="frame=135,0,1152,0,128,128,64,90">
            <text:p>frame=135,0,1152,0,128,128,64,9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80">
            <text:p>1280</text:p>
          </table:table-cell>
          <table:table-cell/>
          <table:table-cell table:formula="of:=&quot;frame=&quot; &amp; [.A140] &amp; &quot;,0,&quot; &amp; [.B140] &amp; &quot;,0,128,128,64,90&quot;" office:value-type="string" office:string-value="frame=136,0,1280,0,128,128,64,90">
            <text:p>frame=136,0,1280,0,128,128,64,9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8">
            <text:p>1408</text:p>
          </table:table-cell>
          <table:table-cell/>
          <table:table-cell table:formula="of:=&quot;frame=&quot; &amp; [.A141] &amp; &quot;,0,&quot; &amp; [.B141] &amp; &quot;,0,128,128,64,90&quot;" office:value-type="string" office:string-value="frame=137,0,1408,0,128,128,64,90">
            <text:p>frame=137,0,1408,0,128,128,64,9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36">
            <text:p>1536</text:p>
          </table:table-cell>
          <table:table-cell/>
          <table:table-cell table:formula="of:=&quot;frame=&quot; &amp; [.A142] &amp; &quot;,0,&quot; &amp; [.B142] &amp; &quot;,0,128,128,64,90&quot;" office:value-type="string" office:string-value="frame=138,0,1536,0,128,128,64,90">
            <text:p>frame=138,0,1536,0,128,128,64,9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64">
            <text:p>1664</text:p>
          </table:table-cell>
          <table:table-cell/>
          <table:table-cell table:formula="of:=&quot;frame=&quot; &amp; [.A143] &amp; &quot;,0,&quot; &amp; [.B143] &amp; &quot;,0,128,128,64,90&quot;" office:value-type="string" office:string-value="frame=139,0,1664,0,128,128,64,90">
            <text:p>frame=139,0,1664,0,128,128,64,9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92">
            <text:p>1792</text:p>
          </table:table-cell>
          <table:table-cell/>
          <table:table-cell table:formula="of:=&quot;frame=&quot; &amp; [.A144] &amp; &quot;,0,&quot; &amp; [.B144] &amp; &quot;,0,128,128,64,90&quot;" office:value-type="string" office:string-value="frame=140,0,1792,0,128,128,64,90">
            <text:p>frame=140,0,1792,0,128,128,64,9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920">
            <text:p>1920</text:p>
          </table:table-cell>
          <table:table-cell/>
          <table:table-cell table:formula="of:=&quot;frame=&quot; &amp; [.A145] &amp; &quot;,0,&quot; &amp; [.B145] &amp; &quot;,0,128,128,64,90&quot;" office:value-type="string" office:string-value="frame=141,0,1920,0,128,128,64,90">
            <text:p>frame=141,0,1920,0,128,128,64,9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48">
            <text:p>2048</text:p>
          </table:table-cell>
          <table:table-cell/>
          <table:table-cell table:formula="of:=&quot;frame=&quot; &amp; [.A146] &amp; &quot;,0,&quot; &amp; [.B146] &amp; &quot;,0,128,128,64,90&quot;" office:value-type="string" office:string-value="frame=142,0,2048,0,128,128,64,90">
            <text:p>frame=142,0,2048,0,128,128,64,9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176">
            <text:p>2176</text:p>
          </table:table-cell>
          <table:table-cell/>
          <table:table-cell table:formula="of:=&quot;frame=&quot; &amp; [.A147] &amp; &quot;,0,&quot; &amp; [.B147] &amp; &quot;,0,128,128,64,90&quot;" office:value-type="string" office:string-value="frame=143,0,2176,0,128,128,64,90">
            <text:p>frame=143,0,2176,0,128,128,64,9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304">
            <text:p>2304</text:p>
          </table:table-cell>
          <table:table-cell/>
          <table:table-cell table:formula="of:=&quot;frame=&quot; &amp; [.A148] &amp; &quot;,0,&quot; &amp; [.B148] &amp; &quot;,0,128,128,64,90&quot;" office:value-type="string" office:string-value="frame=144,0,2304,0,128,128,64,90">
            <text:p>frame=144,0,2304,0,128,128,64,9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432">
            <text:p>2432</text:p>
          </table:table-cell>
          <table:table-cell/>
          <table:table-cell table:formula="of:=&quot;frame=&quot; &amp; [.A149] &amp; &quot;,0,&quot; &amp; [.B149] &amp; &quot;,0,128,128,64,90&quot;" office:value-type="string" office:string-value="frame=145,0,2432,0,128,128,64,90">
            <text:p>frame=145,0,2432,0,128,128,64,9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60">
            <text:p>2560</text:p>
          </table:table-cell>
          <table:table-cell/>
          <table:table-cell table:formula="of:=&quot;frame=&quot; &amp; [.A150] &amp; &quot;,0,&quot; &amp; [.B150] &amp; &quot;,0,128,128,64,90&quot;" office:value-type="string" office:string-value="frame=146,0,2560,0,128,128,64,90">
            <text:p>frame=146,0,2560,0,128,128,64,9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88">
            <text:p>2688</text:p>
          </table:table-cell>
          <table:table-cell/>
          <table:table-cell table:formula="of:=&quot;frame=&quot; &amp; [.A151] &amp; &quot;,0,&quot; &amp; [.B151] &amp; &quot;,0,128,128,64,90&quot;" office:value-type="string" office:string-value="frame=147,0,2688,0,128,128,64,90">
            <text:p>frame=147,0,2688,0,128,128,64,9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816">
            <text:p>2816</text:p>
          </table:table-cell>
          <table:table-cell/>
          <table:table-cell table:formula="of:=&quot;frame=&quot; &amp; [.A152] &amp; &quot;,0,&quot; &amp; [.B152] &amp; &quot;,0,128,128,64,90&quot;" office:value-type="string" office:string-value="frame=148,0,2816,0,128,128,64,90">
            <text:p>frame=148,0,2816,0,128,128,64,9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944">
            <text:p>2944</text:p>
          </table:table-cell>
          <table:table-cell/>
          <table:table-cell table:formula="of:=&quot;frame=&quot; &amp; [.A153] &amp; &quot;,0,&quot; &amp; [.B153] &amp; &quot;,0,128,128,64,90&quot;" office:value-type="string" office:string-value="frame=149,0,2944,0,128,128,64,90">
            <text:p>frame=149,0,2944,0,128,128,64,9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72">
            <text:p>3072</text:p>
          </table:table-cell>
          <table:table-cell/>
          <table:table-cell table:formula="of:=&quot;frame=&quot; &amp; [.A154] &amp; &quot;,0,&quot; &amp; [.B154] &amp; &quot;,0,128,128,64,90&quot;" office:value-type="string" office:string-value="frame=150,0,3072,0,128,128,64,90">
            <text:p>frame=150,0,3072,0,128,128,64,9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200">
            <text:p>3200</text:p>
          </table:table-cell>
          <table:table-cell/>
          <table:table-cell table:formula="of:=&quot;frame=&quot; &amp; [.A155] &amp; &quot;,0,&quot; &amp; [.B155] &amp; &quot;,0,128,128,64,90&quot;" office:value-type="string" office:string-value="frame=151,0,3200,0,128,128,64,90">
            <text:p>frame=151,0,3200,0,128,128,64,9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328">
            <text:p>3328</text:p>
          </table:table-cell>
          <table:table-cell/>
          <table:table-cell table:formula="of:=&quot;frame=&quot; &amp; [.A156] &amp; &quot;,0,&quot; &amp; [.B156] &amp; &quot;,0,128,128,64,90&quot;" office:value-type="string" office:string-value="frame=152,0,3328,0,128,128,64,90">
            <text:p>frame=152,0,3328,0,128,128,64,9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456">
            <text:p>3456</text:p>
          </table:table-cell>
          <table:table-cell/>
          <table:table-cell table:formula="of:=&quot;frame=&quot; &amp; [.A157] &amp; &quot;,0,&quot; &amp; [.B157] &amp; &quot;,0,128,128,64,90&quot;" office:value-type="string" office:string-value="frame=153,0,3456,0,128,128,64,90">
            <text:p>frame=153,0,3456,0,128,128,64,9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584">
            <text:p>3584</text:p>
          </table:table-cell>
          <table:table-cell/>
          <table:table-cell table:formula="of:=&quot;frame=&quot; &amp; [.A158] &amp; &quot;,0,&quot; &amp; [.B158] &amp; &quot;,0,128,128,64,90&quot;" office:value-type="string" office:string-value="frame=154,0,3584,0,128,128,64,90">
            <text:p>frame=154,0,3584,0,128,128,64,9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712">
            <text:p>3712</text:p>
          </table:table-cell>
          <table:table-cell/>
          <table:table-cell table:formula="of:=&quot;frame=&quot; &amp; [.A159] &amp; &quot;,0,&quot; &amp; [.B159] &amp; &quot;,0,128,128,64,90&quot;" office:value-type="string" office:string-value="frame=155,0,3712,0,128,128,64,90">
            <text:p>frame=155,0,3712,0,128,128,64,9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840">
            <text:p>3840</text:p>
          </table:table-cell>
          <table:table-cell/>
          <table:table-cell table:formula="of:=&quot;frame=&quot; &amp; [.A160] &amp; &quot;,0,&quot; &amp; [.B160] &amp; &quot;,0,128,128,64,90&quot;" office:value-type="string" office:string-value="frame=156,0,3840,0,128,128,64,90">
            <text:p>frame=156,0,3840,0,128,128,64,9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968">
            <text:p>3968</text:p>
          </table:table-cell>
          <table:table-cell/>
          <table:table-cell table:formula="of:=&quot;frame=&quot; &amp; [.A161] &amp; &quot;,0,&quot; &amp; [.B161] &amp; &quot;,0,128,128,64,90&quot;" office:value-type="string" office:string-value="frame=157,0,3968,0,128,128,64,90">
            <text:p>frame=157,0,3968,0,128,128,64,9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096">
            <text:p>4096</text:p>
          </table:table-cell>
          <table:table-cell/>
          <table:table-cell table:formula="of:=&quot;frame=&quot; &amp; [.A162] &amp; &quot;,0,&quot; &amp; [.B162] &amp; &quot;,0,128,128,64,90&quot;" office:value-type="string" office:string-value="frame=158,0,4096,0,128,128,64,90">
            <text:p>frame=158,0,4096,0,128,128,64,9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224">
            <text:p>4224</text:p>
          </table:table-cell>
          <table:table-cell/>
          <table:table-cell table:formula="of:=&quot;frame=&quot; &amp; [.A163] &amp; &quot;,0,&quot; &amp; [.B163] &amp; &quot;,0,128,128,64,90&quot;" office:value-type="string" office:string-value="frame=159,0,4224,0,128,128,64,90">
            <text:p>frame=159,0,4224,0,128,128,64,9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352">
            <text:p>4352</text:p>
          </table:table-cell>
          <table:table-cell/>
          <table:table-cell table:formula="of:=&quot;frame=&quot; &amp; [.A164] &amp; &quot;,0,&quot; &amp; [.B164] &amp; &quot;,0,128,128,64,90&quot;" office:value-type="string" office:string-value="frame=160,0,4352,0,128,128,64,90">
            <text:p>frame=160,0,4352,0,128,128,64,9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480">
            <text:p>4480</text:p>
          </table:table-cell>
          <table:table-cell/>
          <table:table-cell table:formula="of:=&quot;frame=&quot; &amp; [.A165] &amp; &quot;,0,&quot; &amp; [.B165] &amp; &quot;,0,128,128,64,90&quot;" office:value-type="string" office:string-value="frame=161,0,4480,0,128,128,64,90">
            <text:p>frame=161,0,4480,0,128,128,64,9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608">
            <text:p>4608</text:p>
          </table:table-cell>
          <table:table-cell/>
          <table:table-cell table:formula="of:=&quot;frame=&quot; &amp; [.A166] &amp; &quot;,0,&quot; &amp; [.B166] &amp; &quot;,0,128,128,64,90&quot;" office:value-type="string" office:string-value="frame=162,0,4608,0,128,128,64,90">
            <text:p>frame=162,0,4608,0,128,128,64,9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4736">
            <text:p>4736</text:p>
          </table:table-cell>
          <table:table-cell/>
          <table:table-cell table:formula="of:=&quot;frame=&quot; &amp; [.A167] &amp; &quot;,0,&quot; &amp; [.B167] &amp; &quot;,0,128,128,64,90&quot;" office:value-type="string" office:string-value="frame=163,0,4736,0,128,128,64,90">
            <text:p>frame=163,0,4736,0,128,128,64,9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864">
            <text:p>4864</text:p>
          </table:table-cell>
          <table:table-cell/>
          <table:table-cell table:formula="of:=&quot;frame=&quot; &amp; [.A168] &amp; &quot;,0,&quot; &amp; [.B168] &amp; &quot;,0,128,128,64,90&quot;" office:value-type="string" office:string-value="frame=164,0,4864,0,128,128,64,90">
            <text:p>frame=164,0,4864,0,128,128,64,9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992">
            <text:p>4992</text:p>
          </table:table-cell>
          <table:table-cell/>
          <table:table-cell table:formula="of:=&quot;frame=&quot; &amp; [.A169] &amp; &quot;,0,&quot; &amp; [.B169] &amp; &quot;,0,128,128,64,90&quot;" office:value-type="string" office:string-value="frame=165,0,4992,0,128,128,64,90">
            <text:p>frame=165,0,4992,0,128,128,64,9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120">
            <text:p>5120</text:p>
          </table:table-cell>
          <table:table-cell/>
          <table:table-cell table:formula="of:=&quot;frame=&quot; &amp; [.A170] &amp; &quot;,0,&quot; &amp; [.B170] &amp; &quot;,0,128,128,64,90&quot;" office:value-type="string" office:string-value="frame=166,0,5120,0,128,128,64,90">
            <text:p>frame=166,0,5120,0,128,128,64,9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248">
            <text:p>5248</text:p>
          </table:table-cell>
          <table:table-cell/>
          <table:table-cell table:formula="of:=&quot;frame=&quot; &amp; [.A171] &amp; &quot;,0,&quot; &amp; [.B171] &amp; &quot;,0,128,128,64,90&quot;" office:value-type="string" office:string-value="frame=167,0,5248,0,128,128,64,90">
            <text:p>frame=167,0,5248,0,128,128,64,9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376">
            <text:p>5376</text:p>
          </table:table-cell>
          <table:table-cell/>
          <table:table-cell table:formula="of:=&quot;frame=&quot; &amp; [.A172] &amp; &quot;,0,&quot; &amp; [.B172] &amp; &quot;,0,128,128,64,90&quot;" office:value-type="string" office:string-value="frame=168,0,5376,0,128,128,64,90">
            <text:p>frame=168,0,5376,0,128,128,64,9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504">
            <text:p>5504</text:p>
          </table:table-cell>
          <table:table-cell/>
          <table:table-cell table:formula="of:=&quot;frame=&quot; &amp; [.A173] &amp; &quot;,0,&quot; &amp; [.B173] &amp; &quot;,0,128,128,64,90&quot;" office:value-type="string" office:string-value="frame=169,0,5504,0,128,128,64,90">
            <text:p>frame=169,0,5504,0,128,128,64,9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632">
            <text:p>5632</text:p>
          </table:table-cell>
          <table:table-cell/>
          <table:table-cell table:formula="of:=&quot;frame=&quot; &amp; [.A174] &amp; &quot;,0,&quot; &amp; [.B174] &amp; &quot;,0,128,128,64,90&quot;" office:value-type="string" office:string-value="frame=170,0,5632,0,128,128,64,90">
            <text:p>frame=170,0,5632,0,128,128,64,9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760">
            <text:p>5760</text:p>
          </table:table-cell>
          <table:table-cell/>
          <table:table-cell table:formula="of:=&quot;frame=&quot; &amp; [.A175] &amp; &quot;,0,&quot; &amp; [.B175] &amp; &quot;,0,128,128,64,90&quot;" office:value-type="string" office:string-value="frame=171,0,5760,0,128,128,64,90">
            <text:p>frame=171,0,5760,0,128,128,64,9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888">
            <text:p>5888</text:p>
          </table:table-cell>
          <table:table-cell/>
          <table:table-cell table:formula="of:=&quot;frame=&quot; &amp; [.A176] &amp; &quot;,0,&quot; &amp; [.B176] &amp; &quot;,0,128,128,64,90&quot;" office:value-type="string" office:string-value="frame=172,0,5888,0,128,128,64,90">
            <text:p>frame=172,0,5888,0,128,128,64,9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016">
            <text:p>6016</text:p>
          </table:table-cell>
          <table:table-cell/>
          <table:table-cell table:formula="of:=&quot;frame=&quot; &amp; [.A177] &amp; &quot;,0,&quot; &amp; [.B177] &amp; &quot;,0,128,128,64,90&quot;" office:value-type="string" office:string-value="frame=173,0,6016,0,128,128,64,90">
            <text:p>frame=173,0,6016,0,128,128,64,9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6144">
            <text:p>6144</text:p>
          </table:table-cell>
          <table:table-cell/>
          <table:table-cell table:formula="of:=&quot;frame=&quot; &amp; [.A178] &amp; &quot;,0,&quot; &amp; [.B178] &amp; &quot;,0,128,128,64,90&quot;" office:value-type="string" office:string-value="frame=174,0,6144,0,128,128,64,90">
            <text:p>frame=174,0,6144,0,128,128,64,9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272">
            <text:p>6272</text:p>
          </table:table-cell>
          <table:table-cell/>
          <table:table-cell table:formula="of:=&quot;frame=&quot; &amp; [.A179] &amp; &quot;,0,&quot; &amp; [.B179] &amp; &quot;,0,128,128,64,90&quot;" office:value-type="string" office:string-value="frame=175,0,6272,0,128,128,64,90">
            <text:p>frame=175,0,6272,0,128,128,64,9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400">
            <text:p>6400</text:p>
          </table:table-cell>
          <table:table-cell/>
          <table:table-cell table:formula="of:=&quot;frame=&quot; &amp; [.A180] &amp; &quot;,0,&quot; &amp; [.B180] &amp; &quot;,0,128,128,64,90&quot;" office:value-type="string" office:string-value="frame=176,0,6400,0,128,128,64,90">
            <text:p>frame=176,0,6400,0,128,128,64,9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528">
            <text:p>6528</text:p>
          </table:table-cell>
          <table:table-cell/>
          <table:table-cell table:formula="of:=&quot;frame=&quot; &amp; [.A181] &amp; &quot;,0,&quot; &amp; [.B181] &amp; &quot;,0,128,128,64,90&quot;" office:value-type="string" office:string-value="frame=177,0,6528,0,128,128,64,90">
            <text:p>frame=177,0,6528,0,128,128,64,9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656">
            <text:p>6656</text:p>
          </table:table-cell>
          <table:table-cell/>
          <table:table-cell table:formula="of:=&quot;frame=&quot; &amp; [.A182] &amp; &quot;,0,&quot; &amp; [.B182] &amp; &quot;,0,128,128,64,90&quot;" office:value-type="string" office:string-value="frame=178,0,6656,0,128,128,64,90">
            <text:p>frame=178,0,6656,0,128,128,64,9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84">
            <text:p>6784</text:p>
          </table:table-cell>
          <table:table-cell/>
          <table:table-cell table:formula="of:=&quot;frame=&quot; &amp; [.A183] &amp; &quot;,0,&quot; &amp; [.B183] &amp; &quot;,0,128,128,64,90&quot;" office:value-type="string" office:string-value="frame=179,0,6784,0,128,128,64,90">
            <text:p>frame=179,0,6784,0,128,128,64,9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912">
            <text:p>6912</text:p>
          </table:table-cell>
          <table:table-cell/>
          <table:table-cell table:formula="of:=&quot;frame=&quot; &amp; [.A184] &amp; &quot;,0,&quot; &amp; [.B184] &amp; &quot;,0,128,128,64,90&quot;" office:value-type="string" office:string-value="frame=180,0,6912,0,128,128,64,90">
            <text:p>frame=180,0,6912,0,128,128,64,9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040">
            <text:p>7040</text:p>
          </table:table-cell>
          <table:table-cell/>
          <table:table-cell table:formula="of:=&quot;frame=&quot; &amp; [.A185] &amp; &quot;,0,&quot; &amp; [.B185] &amp; &quot;,0,128,128,64,90&quot;" office:value-type="string" office:string-value="frame=181,0,7040,0,128,128,64,90">
            <text:p>frame=181,0,7040,0,128,128,64,9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168">
            <text:p>7168</text:p>
          </table:table-cell>
          <table:table-cell/>
          <table:table-cell table:formula="of:=&quot;frame=&quot; &amp; [.A186] &amp; &quot;,0,&quot; &amp; [.B186] &amp; &quot;,0,128,128,64,90&quot;" office:value-type="string" office:string-value="frame=182,0,7168,0,128,128,64,90">
            <text:p>frame=182,0,7168,0,128,128,64,9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296">
            <text:p>7296</text:p>
          </table:table-cell>
          <table:table-cell/>
          <table:table-cell table:formula="of:=&quot;frame=&quot; &amp; [.A187] &amp; &quot;,0,&quot; &amp; [.B187] &amp; &quot;,0,128,128,64,90&quot;" office:value-type="string" office:string-value="frame=183,0,7296,0,128,128,64,90">
            <text:p>frame=183,0,7296,0,128,128,64,9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424">
            <text:p>7424</text:p>
          </table:table-cell>
          <table:table-cell/>
          <table:table-cell table:formula="of:=&quot;frame=&quot; &amp; [.A188] &amp; &quot;,0,&quot; &amp; [.B188] &amp; &quot;,0,128,128,64,90&quot;" office:value-type="string" office:string-value="frame=184,0,7424,0,128,128,64,90">
            <text:p>frame=184,0,7424,0,128,128,64,9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52">
            <text:p>7552</text:p>
          </table:table-cell>
          <table:table-cell/>
          <table:table-cell table:formula="of:=&quot;frame=&quot; &amp; [.A189] &amp; &quot;,0,&quot; &amp; [.B189] &amp; &quot;,0,128,128,64,90&quot;" office:value-type="string" office:string-value="frame=185,0,7552,0,128,128,64,90">
            <text:p>frame=185,0,7552,0,128,128,64,9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680">
            <text:p>7680</text:p>
          </table:table-cell>
          <table:table-cell/>
          <table:table-cell table:formula="of:=&quot;frame=&quot; &amp; [.A190] &amp; &quot;,0,&quot; &amp; [.B190] &amp; &quot;,0,128,128,64,90&quot;" office:value-type="string" office:string-value="frame=186,0,7680,0,128,128,64,90">
            <text:p>frame=186,0,7680,0,128,128,64,9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808">
            <text:p>7808</text:p>
          </table:table-cell>
          <table:table-cell/>
          <table:table-cell table:formula="of:=&quot;frame=&quot; &amp; [.A191] &amp; &quot;,0,&quot; &amp; [.B191] &amp; &quot;,0,128,128,64,90&quot;" office:value-type="string" office:string-value="frame=187,0,7808,0,128,128,64,90">
            <text:p>frame=187,0,7808,0,128,128,64,9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936">
            <text:p>7936</text:p>
          </table:table-cell>
          <table:table-cell/>
          <table:table-cell table:formula="of:=&quot;frame=&quot; &amp; [.A192] &amp; &quot;,0,&quot; &amp; [.B192] &amp; &quot;,0,128,128,64,90&quot;" office:value-type="string" office:string-value="frame=188,0,7936,0,128,128,64,90">
            <text:p>frame=188,0,7936,0,128,128,64,9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064">
            <text:p>8064</text:p>
          </table:table-cell>
          <table:table-cell/>
          <table:table-cell table:formula="of:=&quot;frame=&quot; &amp; [.A193] &amp; &quot;,0,&quot; &amp; [.B193] &amp; &quot;,0,128,128,64,90&quot;" office:value-type="string" office:string-value="frame=189,0,8064,0,128,128,64,90">
            <text:p>frame=189,0,8064,0,128,128,64,9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192">
            <text:p>8192</text:p>
          </table:table-cell>
          <table:table-cell/>
          <table:table-cell table:formula="of:=&quot;frame=&quot; &amp; [.A194] &amp; &quot;,0,&quot; &amp; [.B194] &amp; &quot;,0,128,128,64,90&quot;" office:value-type="string" office:string-value="frame=190,0,8192,0,128,128,64,90">
            <text:p>frame=190,0,8192,0,128,128,64,9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320">
            <text:p>8320</text:p>
          </table:table-cell>
          <table:table-cell/>
          <table:table-cell table:formula="of:=&quot;frame=&quot; &amp; [.A195] &amp; &quot;,0,&quot; &amp; [.B195] &amp; &quot;,0,128,128,64,90&quot;" office:value-type="string" office:string-value="frame=191,0,8320,0,128,128,64,90">
            <text:p>frame=191,0,8320,0,128,128,64,9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448">
            <text:p>8448</text:p>
          </table:table-cell>
          <table:table-cell/>
          <table:table-cell table:formula="of:=&quot;frame=&quot; &amp; [.A196] &amp; &quot;,0,&quot; &amp; [.B196] &amp; &quot;,0,128,128,64,90&quot;" office:value-type="string" office:string-value="frame=192,0,8448,0,128,128,64,90">
            <text:p>frame=192,0,8448,0,128,128,64,9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576">
            <text:p>8576</text:p>
          </table:table-cell>
          <table:table-cell/>
          <table:table-cell table:formula="of:=&quot;frame=&quot; &amp; [.A197] &amp; &quot;,0,&quot; &amp; [.B197] &amp; &quot;,0,128,128,64,90&quot;" office:value-type="string" office:string-value="frame=193,0,8576,0,128,128,64,90">
            <text:p>frame=193,0,8576,0,128,128,64,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17/09/2013</text:date>, <text:time>20:5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20:18:28.79</meta:creation-date>
    <dc:date>2013-09-17T20:54:18.05</dc:date>
    <meta:editing-duration>PT35M50S</meta:editing-duration>
    <meta:editing-cycles>2</meta:editing-cycles>
    <meta:generator>OpenOffice.org/3.4.1$Win32 OpenOffice.org_project/341m1$Build-9593</meta:generator>
    <meta:document-statistic meta:table-count="3" meta:cell-count="582" meta:object-count="0"/>
  </office:meta>
</office:document-meta>
</file>